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47.99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111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91.49pt" style:use-optimal-column-width="fals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>
      <style:table-column-properties style:column-width="314.25pt" style:use-optimal-column-width="true"/>
    </style:style>
    <style:style style:name="ACOL-14" style:family="table-column">
      <style:table-column-properties style:column-width="15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0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5"/>
        <table:table-column table:default-cell-style-name="ACE-0" table:style-name="ACOL-7"/>
        <table:table-column table:default-cell-style-name="ACE-0" table:style-name="ACOL-5"/>
        <table:table-column table:default-cell-style-name="ACE-0" table:style-name="ACOL-8"/>
        <table:table-column table:default-cell-style-name="ACE-0" table:style-name="ACOL-5" table:number-columns-repeated="2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476</text:p>
          </table:table-cell>
          <table:table-cell table:style-name="ACE-1" office:value-type="float" office:value="52.911999999999999">
            <text:p>52.912</text:p>
          </table:table-cell>
          <table:table-cell table:style-name="ACE-1" office:value-type="float" office:value="4.7610000000000001">
            <text:p>4.761</text:p>
          </table:table-cell>
          <table:table-cell table:style-name="ACE-0" office:value-type="float" office:value="4925">
            <text:p>492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199999999999998">
            <text:p>−4.7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VinkEtal2007,vandePlassche1982,Jelgersma196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33</text:p>
          </table:table-cell>
          <table:table-cell table:style-name="ACE-1" office:value-type="float" office:value="52.811999999999998">
            <text:p>52.812</text:p>
          </table:table-cell>
          <table:table-cell table:style-name="ACE-1" office:value-type="float" office:value="4.7460000000000004">
            <text:p>4.746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2199999999999998">
            <text:p>−7.22</text:p>
          </table:table-cell>
          <table:table-cell table:style-name="ACE-0" office:value-type="float" office:value="0.11">
            <text:p>0.11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VinkEtal2007,vandePlassche1982,Jelgersma196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8098</text:p>
          </table:table-cell>
          <table:table-cell table:style-name="ACE-1" office:value-type="float" office:value="52.686999999999998">
            <text:p>52.687</text:p>
          </table:table-cell>
          <table:table-cell table:style-name="ACE-1" office:value-type="float" office:value="5.0830000000000002">
            <text:p>5.083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6">
            <text:p>−12.6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VinkEtal2007,vandePlassche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75</text:p>
          </table:table-cell>
          <table:table-cell table:style-name="ACE-1" office:value-type="float" office:value="52.444000000000003">
            <text:p>52.444</text:p>
          </table:table-cell>
          <table:table-cell table:style-name="ACE-1" office:value-type="float" office:value="4.6559999999999997">
            <text:p>4.656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 in basal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5">
            <text:p>−14.5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string">
            <text:p>VinkEtal2007,vandePlassche1982,Bennema195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ot_stated-03</text:p>
          </table:table-cell>
          <table:table-cell table:style-name="ACE-1" office:value-type="float" office:value="52.302">
            <text:p>52.302</text:p>
          </table:table-cell>
          <table:table-cell table:style-name="ACE-1" office:value-type="float" office:value="4.6310000000000002">
            <text:p>4.631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 on sea-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499999999999998">
            <text:p>−4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VinkEtal2007,vandePlassche1982,Bennema195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1</text:p>
          </table:table-cell>
          <table:table-cell table:style-name="ACE-1" office:value-type="float" office:value="52.444000000000003">
            <text:p>52.444</text:p>
          </table:table-cell>
          <table:table-cell table:style-name="ACE-1" office:value-type="float" office:value="4.6559999999999997">
            <text:p>4.656</text:p>
          </table:table-cell>
          <table:table-cell table:style-name="ACE-0" office:value-type="float" office:value="7745">
            <text:p>774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Alnus roo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449999999999999">
            <text:p>−16.45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string">
            <text:p>VinkEtal2007,vandePlassche1982,Jelgersma196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9100</text:p>
          </table:table-cell>
          <table:table-cell table:style-name="ACE-1" office:value-type="float" office:value="52.32">
            <text:p>52.320</text:p>
          </table:table-cell>
          <table:table-cell table:style-name="ACE-1" office:value-type="float" office:value="5.2800000000000002">
            <text:p>5.280</text:p>
          </table:table-cell>
          <table:table-cell table:style-name="ACE-0" office:value-type="float" office:value="5490">
            <text:p>54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899999999999997">
            <text:p>−6.8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MakaskeEtal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9101</text:p>
          </table:table-cell>
          <table:table-cell table:style-name="ACE-1" office:value-type="float" office:value="52.32">
            <text:p>52.320</text:p>
          </table:table-cell>
          <table:table-cell table:style-name="ACE-1" office:value-type="float" office:value="5.2800000000000002">
            <text:p>5.280</text:p>
          </table:table-cell>
          <table:table-cell table:style-name="ACE-0" office:value-type="float" office:value="5719">
            <text:p>5719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5199999999999996">
            <text:p>−7.5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MakaskeEtal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9102</text:p>
          </table:table-cell>
          <table:table-cell table:style-name="ACE-1" office:value-type="float" office:value="52.32">
            <text:p>52.320</text:p>
          </table:table-cell>
          <table:table-cell table:style-name="ACE-1" office:value-type="float" office:value="5.2800000000000002">
            <text:p>5.280</text:p>
          </table:table-cell>
          <table:table-cell table:style-name="ACE-0" office:value-type="float" office:value="5861">
            <text:p>5861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8799999999999999">
            <text:p>−7.88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MakaskeEtal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9103</text:p>
          </table:table-cell>
          <table:table-cell table:style-name="ACE-1" office:value-type="float" office:value="52.32">
            <text:p>52.320</text:p>
          </table:table-cell>
          <table:table-cell table:style-name="ACE-1" office:value-type="float" office:value="5.2800000000000002">
            <text:p>5.280</text:p>
          </table:table-cell>
          <table:table-cell table:style-name="ACE-0" office:value-type="float" office:value="5980">
            <text:p>5980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3599999999999994">
            <text:p>−8.3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MakaskeEtal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9109-9111-9112</text:p>
          </table:table-cell>
          <table:table-cell table:style-name="ACE-1" office:value-type="float" office:value="52.350000000000001">
            <text:p>52.350</text:p>
          </table:table-cell>
          <table:table-cell table:style-name="ACE-1" office:value-type="float" office:value="5.2199999999999998">
            <text:p>5.220</text:p>
          </table:table-cell>
          <table:table-cell table:style-name="ACE-0" office:value-type="float" office:value="6334">
            <text:p>6334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140000000000001">
            <text:p>−10.1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MakaskeEtal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9113-9114-av</text:p>
          </table:table-cell>
          <table:table-cell table:style-name="ACE-1" office:value-type="float" office:value="52.350000000000001">
            <text:p>52.350</text:p>
          </table:table-cell>
          <table:table-cell table:style-name="ACE-1" office:value-type="float" office:value="5.2199999999999998">
            <text:p>5.220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9900000000000002">
            <text:p>−9.9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MakaskeEtal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5067</text:p>
          </table:table-cell>
          <table:table-cell table:style-name="ACE-1" office:value-type="float" office:value="52.549999999999997">
            <text:p>52.550</text:p>
          </table:table-cell>
          <table:table-cell table:style-name="ACE-1" office:value-type="float" office:value="5.6500000000000004">
            <text:p>5.650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9500000000000002">
            <text:p>−6.95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string">
            <text:p>VinkEtal2007,vandePlassche1982,LouweKooijmans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7043</text:p>
          </table:table-cell>
          <table:table-cell table:style-name="ACE-1" office:value-type="float" office:value="52.549999999999997">
            <text:p>52.550</text:p>
          </table:table-cell>
          <table:table-cell table:style-name="ACE-1" office:value-type="float" office:value="5.6500000000000004">
            <text:p>5.650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tidal creek leve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9500000000000002">
            <text:p>−5.95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string">
            <text:p>VinkEtal2007,vandePlassche1982,LouweKooijmans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130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Junc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6799999999999997">
            <text:p>−4.68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VinkEtal2007,RoeleveldGotje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367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4320">
            <text:p>4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 with birch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string">
            <text:p>VinkEtal2007,RoeleveldGotje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373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dry sedge with birch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1299999999999999">
            <text:p>−4.13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27000000000000002">
            <text:p>0.27</text:p>
          </table:table-cell>
          <table:table-cell table:style-name="ACE-0" office:value-type="string">
            <text:p>VinkEtal2007,RoeleveldGotje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366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4790">
            <text:p>47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dry sedge with birch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4199999999999999">
            <text:p>−4.4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VinkEtal2007,RoeleveldGotje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370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 with birch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8099999999999996">
            <text:p>−4.81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string">
            <text:p>VinkEtal2007,RoeleveldGotje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369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9299999999999997">
            <text:p>−4.93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string">
            <text:p>VinkEtal2007,RoeleveldGotje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368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4990">
            <text:p>49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900000000000004">
            <text:p>−5.19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string">
            <text:p>VinkEtal2007,RoeleveldGotje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372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very wet sedg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799999999999999">
            <text:p>−5.38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string">
            <text:p>VinkEtal2007,RoeleveldGotje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371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5160">
            <text:p>51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edge with birch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7300000000000004">
            <text:p>−5.73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83999999999999997">
            <text:p>0.84</text:p>
          </table:table-cell>
          <table:table-cell table:style-name="ACE-0" office:value-type="string">
            <text:p>VinkEtal2007,RoeleveldGotje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16219-16225av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3365">
            <text:p>336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700000000000001">
            <text:p>−2.3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VinkEtal2007,vandePlassche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16216-16217av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3655">
            <text:p>36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99999999999999">
            <text:p>−2.86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VinkEtal2007,vandePlassche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12714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8900000000000001">
            <text:p>−3.89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VinkEtal2007,vandePlassche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entral_Nether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12718</text:p>
          </table:table-cell>
          <table:table-cell table:style-name="ACE-1" office:value-type="float" office:value="52.619999999999997">
            <text:p>52.620</text:p>
          </table:table-cell>
          <table:table-cell table:style-name="ACE-1" office:value-type="float" office:value="5.7800000000000002">
            <text:p>5.780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6799999999999997">
            <text:p>−4.6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string">
            <text:p>VinkEtal2007,vandePlasscheEtal2005</text:p>
          </table:table-cell>
          <table:table-cell table:number-columns-repeated="240" table:style-name="ACE-0"/>
        </table:table-row>
        <table:table-row table:style-name="AROW-0" table:number-rows-repeated="46">
          <table:table-cell table:number-columns-repeated="256"/>
        </table:table-row>
        <table:table-row table:style-name="AROW-1" table:number-rows-repeated="27">
          <table:table-cell table:number-columns-repeated="256"/>
        </table:table-row>
        <table:table-row table:style-name="AROW-0" table:number-rows-repeated="155">
          <table:table-cell table:number-columns-repeated="256"/>
        </table:table-row>
        <table:table-row table:style-name="AROW-3" table:number-rows-repeated="4">
          <table:table-cell table:number-columns-repeated="256"/>
        </table:table-row>
        <table:table-row table:style-name="AROW-0" table:number-rows-repeated="6527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8" gnm:end-row="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10T02:20:3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